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8.019cm"/>
    </style:style>
    <style:style style:name="co6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160075"/>
    </style:style>
    <style:style style:name="ce21" style:family="table-cell" style:parent-style-name="Default" style:data-style-name="N36">
      <style:text-properties fo:color="#160075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  <style:text-properties fo:color="#00a933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19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_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16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19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20" office:value-type="string" calcext:value-type="string">
            <text:p>Create a csv file with data as such:</text:p>
          </table:table-cell>
          <table:table-cell table:style-name="ce20" table:number-columns-repeated="16383"/>
        </table:table-row>
        <table:table-row table:style-name="ro1">
          <table:table-cell table:style-name="ce20" table:number-columns-repeated="16384"/>
        </table:table-row>
        <table:table-row table:style-name="ro1"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language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release_date</text:p>
          </table:table-cell>
          <table:table-cell table:style-name="ce20" office:value-type="string" calcext:value-type="string">
            <text:p>vote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o</text:p>
          </table:table-cell>
          <table:table-cell table:style-name="ce20" office:value-type="string" calcext:value-type="string">
            <text:p>20th Century Girl</text:p>
          </table:table-cell>
          <table:table-cell table:style-name="ce21" office:value-type="date" office:date-value="2022-10-06" calcext:value-type="date">
            <text:p>2022-10-06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Godfather</text:p>
          </table:table-cell>
          <table:table-cell table:style-name="ce21" office:value-type="date" office:date-value="1972-03-14" calcext:value-type="date">
            <text:p>1972-03-14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search.movi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The Shawshank Redemption</text:p>
          </table:table-cell>
          <table:table-cell table:style-name="ce21" office:value-type="date" office:date-value="1994-09-23" calcext:value-type="date">
            <text:p>1994-09-23</text:p>
          </table:table-cell>
          <table:table-cell table:style-name="ce20" office:value-type="float" office:value="8.7" calcext:value-type="float">
            <text:p>8.7</text:p>
          </table:table-cell>
          <table:table-cell table:style-name="ce20" table:number-columns-repeated="16378"/>
        </table:table-row>
        <table:table-row table:style-name="ro1">
          <table:table-cell table:style-name="ce20" table:number-columns-repeated="6"/>
          <table:table-cell table:number-columns-repeated="16378"/>
        </table:table-row>
        <table:table-row table:style-name="ro1">
          <table:table-cell table:style-name="ce20" office:value-type="string" calcext:value-type="string">
            <text:p>model column is app.model_variable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make sure dates are in year-month-day format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table:style-name="ce20" office:value-type="string" calcext:value-type="string">
            <text:p>loaddata function looks for fixtures folders.</text:p>
          </table:table-cell>
          <table:table-cell table:style-name="ce20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11">"</text:span><text:span text:style-name="T12">fields</text:span><text:span text:style-name="T13">"</text:span><text:span text:style-name="T12">: { </text:span><text:span text:style-name="T13">"</text:span><text:span text:style-name="T12">language</text:span><text:span text:style-name="T13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6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6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sass-loader sass css-loader mini-css-extract-plu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compression-webpack-plugin 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-compose up -d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all networks (including previous)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network prune</text:p>
          </table:table-cell>
          <table:table-cell table:style-name="ce22"/>
        </table:table-row>
        <table:table-row table:style-name="ro1">
          <table:table-cell table:style-name="ce22" table:number-columns-repeated="4"/>
        </table:table-row>
        <table:table-row table:style-name="ro1">
          <table:table-cell table:style-name="ce23" office:value-type="string" calcext:value-type="string">
            <text:p># delete everything 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 --volumes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docker system prune -a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/>
          <table:table-cell table:style-name="ce22"/>
        </table:table-row>
        <table:table-row table:style-name="ro1">
          <table:table-cell table:style-name="ce22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22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6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4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<text:span text:style-name="T15">Using </text:span><text:span text:style-name="T16">Putty</text:span><text:span text:style-name="T17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4" office:value-type="string" calcext:value-type="string">
            <text:p>On the host (connect to machine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<text:span text:style-name="T15">Configure</text:span><text:span text:style-name="T18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On the Client (connect from)</text:p>
          </table:table-cell>
          <table:table-cell table:style-name="ce30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14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00-00-00</text:date>, <text:time style:data-style-name="N2" text:time-value="10:51:49.0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12T09:36:51.148000000</dc:date>
    <meta:editing-duration>P5DT6H20M11S</meta:editing-duration>
    <meta:editing-cycles>153</meta:editing-cycles>
    <meta:document-statistic meta:table-count="24" meta:cell-count="433" meta:object-count="0"/>
  </office:meta>
</office:document-meta>
</file>